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MU Typewriter Text" svg:font-family="'CMU Typewriter Text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6d8" officeooo:paragraph-rsid="001036d8"/>
    </style:style>
    <style:style style:name="P2" style:family="paragraph" style:parent-style-name="Standard">
      <style:text-properties officeooo:rsid="001036d8" officeooo:paragraph-rsid="0017d108"/>
    </style:style>
    <style:style style:name="P3" style:family="paragraph" style:parent-style-name="Standard">
      <style:text-properties officeooo:rsid="001036d8" officeooo:paragraph-rsid="002b150d"/>
    </style:style>
    <style:style style:name="P4" style:family="paragraph" style:parent-style-name="Standard">
      <style:text-properties officeooo:rsid="001036d8" officeooo:paragraph-rsid="002d3138"/>
    </style:style>
    <style:style style:name="P5" style:family="paragraph" style:parent-style-name="Standard">
      <style:text-properties officeooo:paragraph-rsid="001036d8"/>
    </style:style>
    <style:style style:name="P6" style:family="paragraph" style:parent-style-name="Standard">
      <style:text-properties officeooo:rsid="0011b3b2" officeooo:paragraph-rsid="0011b3b2"/>
    </style:style>
    <style:style style:name="P7" style:family="paragraph" style:parent-style-name="Standard">
      <style:text-properties style:font-name="CMU Typewriter Text" officeooo:rsid="0011b3b2" officeooo:paragraph-rsid="0011b3b2"/>
    </style:style>
    <style:style style:name="P8" style:family="paragraph" style:parent-style-name="Standard">
      <style:text-properties style:font-name="CMU Typewriter Text" fo:font-size="10pt" officeooo:rsid="001036d8" officeooo:paragraph-rsid="001036d8" style:font-size-asian="10pt" style:font-size-complex="10pt"/>
    </style:style>
    <style:style style:name="P9" style:family="paragraph" style:parent-style-name="Standard">
      <style:text-properties style:font-name="CMU Typewriter Text" fo:font-size="8pt" officeooo:rsid="001036d8" officeooo:paragraph-rsid="001036d8" style:font-size-asian="8pt" style:font-size-complex="8pt"/>
    </style:style>
    <style:style style:name="P10" style:family="paragraph" style:parent-style-name="Standard">
      <style:text-properties style:font-name="CMU Typewriter Text" fo:font-size="8pt" officeooo:rsid="001036d8" officeooo:paragraph-rsid="0017d108" style:font-size-asian="8pt" style:font-size-complex="8pt"/>
    </style:style>
    <style:style style:name="P11" style:family="paragraph" style:parent-style-name="Standard">
      <style:text-properties style:font-name="CMU Typewriter Text" fo:font-size="8pt" officeooo:rsid="001036d8" officeooo:paragraph-rsid="0014f5c8" style:font-size-asian="8pt" style:font-size-complex="8pt"/>
    </style:style>
    <style:style style:name="P12" style:family="paragraph" style:parent-style-name="Standard">
      <style:text-properties style:font-name="CMU Typewriter Text" fo:font-size="8pt" officeooo:paragraph-rsid="001036d8" style:font-size-asian="8pt" style:font-size-complex="8pt"/>
    </style:style>
    <style:style style:name="P13" style:family="paragraph" style:parent-style-name="Standard">
      <style:text-properties style:font-name="CMU Typewriter Text" fo:font-size="8pt" officeooo:rsid="001f5ec6" officeooo:paragraph-rsid="001f5ec6" style:font-size-asian="8pt" style:font-size-complex="8pt"/>
    </style:style>
    <style:style style:name="P14" style:family="paragraph" style:parent-style-name="Standard">
      <style:text-properties officeooo:rsid="001f5ec6" officeooo:paragraph-rsid="001f5ec6"/>
    </style:style>
    <style:style style:name="P15" style:family="paragraph" style:parent-style-name="Standard">
      <style:text-properties fo:font-size="8pt" officeooo:rsid="001036d8" officeooo:paragraph-rsid="001036d8" style:font-size-asian="8pt" style:font-size-complex="8pt"/>
    </style:style>
    <style:style style:name="P16" style:family="paragraph" style:parent-style-name="Standard">
      <style:text-properties fo:font-size="8pt" officeooo:rsid="001036d8" officeooo:paragraph-rsid="0014f5c8" style:font-size-asian="8pt" style:font-size-complex="8pt"/>
    </style:style>
    <style:style style:name="P17" style:family="paragraph" style:parent-style-name="Standard">
      <style:text-properties fo:font-style="normal" officeooo:rsid="002227f1" officeooo:paragraph-rsid="002227f1" style:font-style-asian="normal" style:font-style-complex="normal"/>
    </style:style>
    <style:style style:name="P18" style:family="paragraph" style:parent-style-name="Standard">
      <style:text-properties officeooo:paragraph-rsid="0026a299"/>
    </style:style>
    <style:style style:name="P19" style:family="paragraph" style:parent-style-name="Standard" style:list-style-name="L1">
      <style:text-properties officeooo:paragraph-rsid="002227f1"/>
    </style:style>
    <style:style style:name="P20" style:family="paragraph" style:parent-style-name="Standard" style:list-style-name="L1">
      <style:text-properties fo:font-style="normal" officeooo:rsid="002227f1" officeooo:paragraph-rsid="002227f1" style:font-style-asian="normal" style:font-style-complex="normal"/>
    </style:style>
    <style:style style:name="P21" style:family="paragraph" style:parent-style-name="Standard" style:list-style-name="L1">
      <style:text-properties fo:font-style="normal" officeooo:rsid="002227f1" officeooo:paragraph-rsid="0022dd73" style:font-style-asian="normal" style:font-style-complex="normal"/>
    </style:style>
    <style:style style:name="P22" style:family="paragraph" style:parent-style-name="Standard" style:list-style-name="L1">
      <style:text-properties fo:font-style="normal" officeooo:rsid="002227f1" officeooo:paragraph-rsid="002520a0" style:font-style-asian="normal" style:font-style-complex="normal"/>
    </style:style>
    <style:style style:name="P23" style:family="paragraph" style:parent-style-name="Standard" style:list-style-name="L1">
      <style:text-properties fo:font-style="normal" officeooo:rsid="002227f1" officeooo:paragraph-rsid="0026a299" style:font-style-asian="normal" style:font-style-complex="normal"/>
    </style:style>
    <style:style style:name="P24" style:family="paragraph" style:parent-style-name="Standard" style:list-style-name="L1">
      <style:text-properties fo:font-style="normal" officeooo:rsid="002520a0" officeooo:paragraph-rsid="002520a0" style:font-style-asian="normal" style:font-style-complex="normal"/>
    </style:style>
    <style:style style:name="P25" style:family="paragraph" style:parent-style-name="Standard" style:list-style-name="L1">
      <style:text-properties officeooo:rsid="002227f1" officeooo:paragraph-rsid="002227f1"/>
    </style:style>
    <style:style style:name="P26" style:family="paragraph" style:parent-style-name="Standard">
      <style:text-properties officeooo:rsid="001036d8" officeooo:paragraph-rsid="002b150d"/>
    </style:style>
    <style:style style:name="P27" style:family="paragraph" style:parent-style-name="Standard">
      <style:text-properties officeooo:rsid="001036d8" officeooo:paragraph-rsid="001036d8"/>
    </style:style>
    <style:style style:name="P28" style:family="paragraph" style:parent-style-name="Standard">
      <style:text-properties officeooo:rsid="0032274e" officeooo:paragraph-rsid="0032274e"/>
    </style:style>
    <style:style style:name="P29" style:family="paragraph" style:parent-style-name="Standard">
      <style:text-properties style:font-name="CMU Typewriter Text" fo:font-size="8pt" officeooo:rsid="001f5ec6" officeooo:paragraph-rsid="001f5ec6" style:font-size-asian="8pt" style:font-size-complex="8pt"/>
    </style:style>
    <style:style style:name="P30" style:family="paragraph" style:parent-style-name="Standard">
      <style:text-properties fo:color="#000000" fo:font-style="normal" style:font-style-asian="normal" style:font-style-complex="normal"/>
    </style:style>
    <style:style style:name="P31" style:family="paragraph" style:parent-style-name="Standard">
      <style:text-properties officeooo:paragraph-rsid="00324bb4"/>
    </style:style>
    <style:style style:name="P3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3" style:family="paragraph" style:parent-style-name="Heading_20_1">
      <style:text-properties officeooo:paragraph-rsid="002227f1"/>
    </style:style>
    <style:style style:name="P34" style:family="paragraph" style:parent-style-name="Heading_20_2">
      <style:text-properties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Heading_20_2">
      <style:text-properties officeooo:paragraph-rsid="00324bb4"/>
    </style:style>
    <style:style style:name="P3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officeooo:rsid="0011b3b2"/>
    </style:style>
    <style:style style:name="T2" style:family="text">
      <style:text-properties style:font-name="Andale Mono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CMU Typewriter Text"/>
    </style:style>
    <style:style style:name="T5" style:family="text">
      <style:text-properties style:font-name="CMU Typewriter Text" fo:font-size="10pt" style:font-size-asian="10pt" style:font-size-complex="10pt"/>
    </style:style>
    <style:style style:name="T6" style:family="text">
      <style:text-properties style:font-name="CMU Typewriter Text" officeooo:rsid="0014f5c8"/>
    </style:style>
    <style:style style:name="T7" style:family="text">
      <style:text-properties style:font-name="CMU Typewriter Text" fo:font-size="8pt" style:font-size-asian="8pt" style:font-size-complex="8pt"/>
    </style:style>
    <style:style style:name="T8" style:family="text">
      <style:text-properties style:font-name="CMU Typewriter Text" fo:font-size="8pt" officeooo:rsid="001036d8" style:font-size-asian="8pt" style:font-size-complex="8pt"/>
    </style:style>
    <style:style style:name="T9" style:family="text">
      <style:text-properties officeooo:rsid="0016d8fb"/>
    </style:style>
    <style:style style:name="T10" style:family="text">
      <style:text-properties officeooo:rsid="0017d108"/>
    </style:style>
    <style:style style:name="T11" style:family="text">
      <style:text-properties officeooo:rsid="00192a9a"/>
    </style:style>
    <style:style style:name="T12" style:family="text">
      <style:text-properties fo:color="#ce181e" fo:font-size="10pt" style:font-size-asian="10pt" style:font-size-complex="10pt"/>
    </style:style>
    <style:style style:name="T13" style:family="text">
      <style:text-properties fo:color="#ce181e" fo:font-size="10pt" officeooo:rsid="0017d108" style:font-size-asian="10pt" style:font-size-complex="10pt"/>
    </style:style>
    <style:style style:name="T14" style:family="text">
      <style:text-properties fo:color="#ce181e" fo:font-size="10pt" officeooo:rsid="0014f5c8" style:font-size-asian="10pt" style:font-size-complex="10pt"/>
    </style:style>
    <style:style style:name="T15" style:family="text">
      <style:text-properties officeooo:rsid="001b0283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227f1" style:font-style-asian="normal" style:font-style-complex="normal"/>
    </style:style>
    <style:style style:name="T18" style:family="text">
      <style:text-properties fo:font-style="normal" officeooo:rsid="0026a299" style:font-style-asian="normal" style:font-style-complex="normal"/>
    </style:style>
    <style:style style:name="T19" style:family="text">
      <style:text-properties fo:font-style="normal" officeooo:rsid="002855c7" style:font-style-asian="normal" style:font-style-complex="normal"/>
    </style:style>
    <style:style style:name="T20" style:family="text">
      <style:text-properties fo:font-style="normal" officeooo:rsid="002917b6" style:font-style-asian="normal" style:font-style-complex="normal"/>
    </style:style>
    <style:style style:name="T21" style:family="text">
      <style:text-properties fo:font-style="normal" officeooo:rsid="00324bb4" style:font-style-asian="normal" style:font-style-complex="normal"/>
    </style:style>
    <style:style style:name="T22" style:family="text">
      <style:text-properties fo:font-style="normal" officeooo:rsid="00339b5f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b028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520a0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5a7ce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6a299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917b6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b150d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24bb4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855c7" style:font-style-asian="normal" style:font-weight-asian="normal" style:font-style-complex="normal" style:font-weight-complex="normal"/>
    </style:style>
    <style:style style:name="T32" style:family="text">
      <style:text-properties fo:color="#00864b"/>
    </style:style>
    <style:style style:name="T33" style:family="text">
      <style:text-properties fo:color="#00864b" fo:font-size="8pt" style:font-size-asian="8pt" style:font-size-complex="8pt"/>
    </style:style>
    <style:style style:name="T34" style:family="text">
      <style:text-properties fo:color="#00864b" fo:font-size="8pt" officeooo:rsid="001b0283" style:font-size-asian="8pt" style:font-size-complex="8pt"/>
    </style:style>
    <style:style style:name="T35" style:family="text">
      <style:text-properties fo:color="#00864b" fo:font-size="8pt" fo:font-weight="normal" officeooo:rsid="001036d8" style:font-size-asian="8pt" style:font-weight-asian="normal" style:font-size-complex="8pt" style:font-weight-complex="normal"/>
    </style:style>
    <style:style style:name="T36" style:family="text">
      <style:text-properties officeooo:rsid="002227f1"/>
    </style:style>
    <style:style style:name="T37" style:family="text">
      <style:text-properties officeooo:rsid="0022dd73"/>
    </style:style>
    <style:style style:name="T38" style:family="text">
      <style:text-properties officeooo:rsid="00244339"/>
    </style:style>
    <style:style style:name="T39" style:family="text">
      <style:text-properties officeooo:rsid="002520a0"/>
    </style:style>
    <style:style style:name="T40" style:family="text">
      <style:text-properties fo:color="#000000" fo:font-style="normal" officeooo:rsid="002b150d" style:font-style-asian="normal" style:font-style-complex="normal"/>
    </style:style>
    <style:style style:name="T41" style:family="text">
      <style:text-properties fo:color="#000000" fo:font-style="normal" officeooo:rsid="002c5f35" style:font-style-asian="normal" style:font-style-complex="normal"/>
    </style:style>
    <style:style style:name="T42" style:family="text">
      <style:text-properties fo:color="#000000" fo:font-style="normal" officeooo:rsid="00305721" style:font-style-asian="normal" style:font-style-complex="normal"/>
    </style:style>
    <style:style style:name="T43" style:family="text">
      <style:text-properties fo:color="#000000" fo:font-style="normal" officeooo:rsid="0031816b" style:font-style-asian="normal" style:font-style-complex="normal"/>
    </style:style>
    <style:style style:name="T44" style:family="text">
      <style:text-properties fo:color="#000000" fo:font-style="normal" officeooo:rsid="00339b5f" style:font-style-asian="normal" style:font-style-complex="normal"/>
    </style:style>
    <style:style style:name="T45" style:family="text">
      <style:text-properties officeooo:rsid="00324bb4"/>
    </style:style>
    <style:style style:name="T46" style:family="text">
      <style:text-properties officeooo:rsid="00339b5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Домашнее задание 1. Оглавление.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Домашнее задание 1. Оглавление.</text:p>
          </text:index-title>
          <text:p text:style-name="P32"><text:a xlink:type="simple" xlink:href="#__RefHeading___Toc216_238876366" text:style-name="Index_20_Link" text:visited-style-name="Index_20_Link">Практическое задание «Многоуровневая модель приложения» по курсу «Разработчик JavaEE»<text:tab/>1</text:a></text:p>
          <text:p text:style-name="P36"><text:a xlink:type="simple" xlink:href="#__RefHeading___Toc218_238876366" text:style-name="Index_20_Link" text:visited-style-name="Index_20_Link">1. Какие основные модели приложений Вам известны? Приведите примеры каждого из известных случаев.<text:tab/>1</text:a></text:p>
          <text:p text:style-name="P36"><text:a xlink:type="simple" xlink:href="#__RefHeading___Toc220_238876366" text:style-name="Index_20_Link" text:visited-style-name="Index_20_Link"><text:span text:style-name="T16">2. </text:span></text:a><text:a xlink:type="simple" xlink:href="#__RefHeading___Toc220_238876366" text:style-name="Index_20_Link" text:visited-style-name="Index_20_Link"><text:span text:style-name="T16">Объясните разницу между ними, в каких случаях стоит применять тот или иной подход?</text:span></text:a><text:a xlink:type="simple" xlink:href="#__RefHeading___Toc220_238876366" text:style-name="Index_20_Link" text:visited-style-name="Index_20_Link"><text:tab/>2</text:a></text:p>
          <text:p text:style-name="P36"><text:a xlink:type="simple" xlink:href="#__RefHeading___Toc222_238876366" text:style-name="Index_20_Link" text:visited-style-name="Index_20_Link"><text:span text:style-name="T16">3. </text:span></text:a><text:a xlink:type="simple" xlink:href="#__RefHeading___Toc222_238876366" text:style-name="Index_20_Link" text:visited-style-name="Index_20_Link"><text:span text:style-name="T16">Как Вы понимаете, что скрывается за понятиями тонкого и толстого клиента. Приведите пример яркого представителя thin-клиента.</text:span></text:a><text:a xlink:type="simple" xlink:href="#__RefHeading___Toc222_238876366" text:style-name="Index_20_Link" text:visited-style-name="Index_20_Link"><text:tab/>2</text:a></text:p>
          <text:p text:style-name="P36"><text:a xlink:type="simple" xlink:href="#__RefHeading___Toc224_238876366" text:style-name="Index_20_Link" text:visited-style-name="Index_20_Link"><text:span text:style-name="T16">4. </text:span></text:a><text:a xlink:type="simple" xlink:href="#__RefHeading___Toc224_238876366" text:style-name="Index_20_Link" text:visited-style-name="Index_20_Link"><text:span text:style-name="T16">Какая модель является наиболее популярной на текущий момент в мире и отлично подходит для большинства решений уровня enterprise?</text:span></text:a><text:a xlink:type="simple" xlink:href="#__RefHeading___Toc224_238876366" text:style-name="Index_20_Link" text:visited-style-name="Index_20_Link"><text:tab/>3</text:a></text:p>
          <text:p text:style-name="P36"><text:a xlink:type="simple" xlink:href="#__RefHeading___Toc226_238876366" text:style-name="Index_20_Link" text:visited-style-name="Index_20_Link"><text:span text:style-name="T16">5. </text:span></text:a><text:a xlink:type="simple" xlink:href="#__RefHeading___Toc226_238876366" text:style-name="Index_20_Link" text:visited-style-name="Index_20_Link"><text:span text:style-name="T16">Следующая часть задания включает практическое выделение слоев отдельно взятой ИС:</text:span></text:a><text:a xlink:type="simple" xlink:href="#__RefHeading___Toc226_238876366" text:style-name="Index_20_Link" text:visited-style-name="Index_20_Link"><text:tab/>3</text:a></text:p>
          <text:p text:style-name="P36"><text:a xlink:type="simple" xlink:href="#__RefHeading___Toc228_238876366" text:style-name="Index_20_Link" text:visited-style-name="Index_20_Link"><text:span text:style-name="T16">* Для желающих повысить свой уровень: нарисуйте UML диаграмму прецедентов</text:span></text:a><text:a xlink:type="simple" xlink:href="#__RefHeading___Toc228_238876366" text:style-name="Index_20_Link" text:visited-style-name="Index_20_Link"><text:tab/>4</text:a></text:p>
          <text:p text:style-name="P32"><text:a xlink:type="simple" xlink:href="#__RefHeading___Toc587_1529238004" text:style-name="Index_20_Link" text:visited-style-name="Index_20_Link">Работа с кружением Dev<text:tab/>4</text:a></text:p>
        </text:index-body>
      </text:table-of-content>
      <text:p text:style-name="P1"/>
      <text:p text:style-name="P1"/>
      <text:h text:style-name="Heading_20_1" text:outline-level="1"><text:bookmark-start text:name="__RefHeading___Toc216_238876366"/>Практическое задание «Многоуровневая модель приложения» по курсу «Разработчик JavaEE»<text:bookmark-end text:name="__RefHeading___Toc216_238876366"/></text:h>
      <text:p text:style-name="P1"/>
      <text:p text:style-name="P1"><text:span text:style-name="Citation"><text:span text:style-name="T32">В рамках данного задания необходимо познакомиться с архитектурой современных enterprise (и</text:span></text:span></text:p>
      <text:p text:style-name="P1"><text:span text:style-name="Citation"><text:span text:style-name="T32">не только) приложений, а также практически научиться выделять основные уровни/звенья, на</text:span></text:span></text:p>
      <text:p text:style-name="P1"><text:span text:style-name="Citation"><text:span text:style-name="T32">которых оно базируется на примере некоторой информационной системы (ИС).</text:span></text:span></text:p>
      <text:p text:style-name="P1"><text:span text:style-name="Citation"/></text:p>
      <text:h text:style-name="P34" text:outline-level="2"><text:bookmark-start text:name="__RefHeading___Toc218_238876366"/><text:span text:style-name="T15">1. </text:span>Какие основные модели приложений Вам известны? Приведите примеры каждого из известных случаев.<text:bookmark-end text:name="__RefHeading___Toc218_238876366"/></text:h>
      <text:list xml:id="list627606260" text:style-name="L1">
        <text:list-item>
          <text:p text:style-name="P20">Монолитные, Однонодовые, Встроенные, и тп. Не предполагающие сетевой работы, имеющие встроенные средства работы с данными полного цикла.</text:p>
          <text:p text:style-name="P20">- домашняя бухгалтерия</text:p>
          <text:p text:style-name="P20">- текстовый процессор/редактор, табличный процессор </text:p>
          <text:p text:style-name="P20">- персональная БД (Access)</text:p>
          <text:p text:style-name="P20">- <text:span text:style-name="T38">некоторые приложения для участков голосования</text:span></text:p>
          <text:p text:style-name="P24">- мэйнфреймовые (когда клиент просто телетайп)</text:p>
          <text:p text:style-name="P24">- сюда же отнесу классическое решение rdp|freenx-терминального сервера с 1С 7-8 версии</text:p>
        </text:list-item>
        <text:list-item>
          <text:p text:style-name="P20">Файл-серверные</text:p>
          <text:p text:style-name="P20">- эпоха Novell Netware и Foxpro</text:p>
          <text:p text:style-name="P20">- 1C до 7.х версии включительно <text:span text:style-name="T38">для dbf базы</text:span></text:p>
          <text:p text:style-name="P20">- samba, перемещаемые пользовательские профили и др </text:p>
        </text:list-item>
        <text:list-item>
          <text:p text:style-name="P20">Клиент-серверные</text:p>
          <text:p text:style-name="P20">- 1С v<text:span text:style-name="T38">7.7</text:span> для случая прямого подключения клиента к sql-server</text:p>
          <text:p text:style-name="P20">- 1С v8 для случая прямого <text:span text:style-name="T38">подключения толстым клиентом к файловому хранилищу в сетевой папке</text:span></text:p>
          <text:p text:style-name="P20">- <text:span text:style-name="T38">почтовые клиетны imap/pop3/smtp, межсерверная передача smtp</text:span></text:p>
          <text:p text:style-name="P20">- <text:span text:style-name="T38">службы печати</text:span></text:p>
        </text:list-item>
        <text:list-item>
          <text:p text:style-name="P19"><text:span text:style-name="T17">Т</text:span>рёхзве<text:span text:style-name="T36">е</text:span>нная, three-tier <text:span text:style-name="T36">(частный случай n-tier)</text:span></text:p>
          <text:p text:style-name="P21"><text:soft-page-break/>- 1С v8 для случая <text:span text:style-name="T37">который “они называют клиент-серверным”, средний слой процесс rphost<text:line-break/></text:span>- 1С v8 для случая <text:span text:style-name="T37">доступа через веб-клиент<text:line-break/>- масса приложений для взаимодействия с госсервисами: gosuslugi, zakupki.gov.ru..<text:line-break/>- приложения ERP для крупных предприятий, типа SAP (скорее всего больше 3х tier)<text:line-break/>- все сетевые мобильные приложения, например приложение торгового агента на планшете</text:span></text:p>
        </text:list-item>
        <text:list-item>
          <text:p text:style-name="P25">Распределенная</text:p>
          <text:p text:style-name="P25">- <text:span text:style-name="T39">Блокчейн и майнинг на нём</text:span></text:p>
          <text:p text:style-name="P25">- <text:span text:style-name="T39">распределенные файловые системы. Lustre, Gluster</text:span></text:p>
          <text:p text:style-name="P25"/>
        </text:list-item>
      </text:list>
      <text:h text:style-name="Heading_20_2" text:outline-level="2"><text:bookmark-start text:name="__RefHeading___Toc220_238876366"/><text:span text:style-name="Citation"><text:span text:style-name="T24">2. </text:span></text:span><text:span text:style-name="Citation"><text:span text:style-name="T23">Объясните разницу между ними, в каких случаях стоит применять тот или иной подход?</text:span></text:span><text:bookmark-end text:name="__RefHeading___Toc220_238876366"/></text:h>
      <text:p text:style-name="P17"><text:span text:style-name="Citation"><text:span text:style-name="T25"/></text:span></text:p>
      <text:list xml:id="list21702077952905" text:continue-numbering="true" text:style-name="L1">
        <text:list-item>
          <text:p text:style-name="P22"><text:span text:style-name="Citation"><text:span text:style-name="T25">(</text:span></text:span><text:span text:style-name="Citation"><text:span text:style-name="T23">Монолитные, Однонодовые, Встроенные</text:span></text:span><text:span text:style-name="Citation"><text:span text:style-name="T25">) vs (Все прочие), <text:s/>многослойные архитектурные решения всплывают при появлении сетевых взаимодействий, в том числе для случая попытки горизонтального масштабирования.</text:span></text:span></text:p>
        </text:list-item>
        <text:list-item>
          <text:p text:style-name="P20"><text:span text:style-name="Citation"><text:span text:style-name="T23">Файл-серверные – </text:span></text:span><text:span text:style-name="Citation"><text:span text:style-name="T25">исторически первый сетевой вариант обработки данных, недорогой, и нетребовательный к вычислительным способностям узлов. Порогом применения является пропускная способность сети и объём данных. </text:span></text:span><text:span text:style-name="Citation"><text:span text:style-name="T26">Недорогая разработка. Малоприменим в inter-net сетях.</text:span></text:span></text:p>
        </text:list-item>
        <text:list-item>
          <text:p text:style-name="P20"><text:span text:style-name="Citation"><text:span text:style-name="T23">Клиент-серверные – </text:span></text:span><text:span text:style-name="Citation"><text:span text:style-name="T26">исторически второй способ, файловый доступ заменен на специализированный доступ к специальным приложениям. Типовое приложение SQL-сервер, типовое соединение tcp-ip port. Клиент по преднему умён и требователен к полосе пропускания и силе цпу на котором работает. Уже можно применять в <text:s/>inter-net сетях, но скорее в metropolian-net. Вопросы безопасности на плечах собственной системы SQL-сервера и VPN.</text:span></text:span></text:p>
        </text:list-item>
        <text:list-item>
          <text:p text:style-name="P22"><text:span text:style-name="Citation"><text:span text:style-name="T23">Трёхзвеенная, three-tier – </text:span></text:span><text:span text:style-name="Citation"><text:span text:style-name="T26">современный способ. Добавлен уровень сервера приложений, который решает проблемы надежности, масштабируемости, безопасности, вычислений (разгрузка клиента), отстранения от хранения данных. Сложный как в разработке, так и в инсталляции и сопровождении, однако “современные вызовы” не оставляют альтернатив.</text:span></text:span></text:p>
          <text:p text:style-name="P23"><text:span text:style-name="Citation"><text:span text:style-name="T27">Сам по себе middle уровень при пристальном рассмотрении многослоен (и многокомпонентен на каждом слое)</text:span></text:span><text:span text:style-name="Citation"><text:span text:style-name="T28">.<text:line-break/>Сюда же относится </text:span></text:span><text:span text:style-name="Citation"><text:span text:style-name="T29">вопрос компетенций и подготовки с каждым из уровней - разработка frontend, backend, data storage. Мало в какой голове поместится все три уровня на экспертной квалификации. </text:span></text:span></text:p>
        </text:list-item>
        <text:list-item>
          <text:p text:style-name="P22"><text:span text:style-name="Citation"><text:span text:style-name="T23">Распределенная – </text:span></text:span><text:span text:style-name="Citation"><text:span text:style-name="T25">решение проблемы когда необходима полная автономность</text:span></text:span><text:span text:style-name="Citation"><text:span text:style-name="T26">(децентрализация)</text:span></text:span><text:span text:style-name="Citation"><text:span text:style-name="T25"> узла сети при одновременной доступности общих данных и непредсказуемости количества узлов сети и их режима работы, </text:span></text:span><text:span text:style-name="Citation"><text:span text:style-name="T26">плюс требование гарантированной сохранности данных при потере Н% узлов.</text:span></text:span></text:p>
        </text:list-item>
      </text:list>
      <text:h text:style-name="Heading_20_2" text:outline-level="2"><text:bookmark-start text:name="__RefHeading___Toc222_238876366"/><text:span text:style-name="Citation"><text:span text:style-name="T24">3. </text:span></text:span><text:span text:style-name="Citation"><text:span text:style-name="T23">Как Вы понимаете, что скрывается за понятиями тонкого и толстого клиента. Приведите пример яркого представителя thin-клиента.</text:span></text:span><text:bookmark-end text:name="__RefHeading___Toc222_238876366"/></text:h>
      <text:p text:style-name="P31"><text:span text:style-name="Citation"><text:span text:style-name="T31">Понятие толстый/тонкий обычно широко применимо(раньше точно) к аппаратным решениям. Толстый – “нормальный” ПК, тонкий – хилый терминальный</text:span></text:span><text:span text:style-name="Citation"><text:span text:style-name="T30">(бездисковый)</text:span></text:span><text:span text:style-name="Citation"><text:span text:style-name="T31"> пк. </text:span></text:span></text:p>
      <text:p text:style-name="P31"><text:soft-page-break/><text:span text:style-name="Citation"><text:span text:style-name="T31">В плане архитектуры </text:span></text:span><text:span text:style-name="Citation"><text:span text:style-name="T30">ПО</text:span></text:span><text:span text:style-name="Citation"><text:span text:style-name="T31">, известно в узком кругу разработчиков и экплуатантов ПО.</text:span></text:span></text:p>
      <text:p text:style-name="P31"><text:span text:style-name="Citation"><text:span text:style-name="T16">Оба </text:span></text:span><text:span text:style-name="Citation"><text:span text:style-name="T21">клиента </text:span></text:span><text:span text:style-name="Citation"><text:span text:style-name="T16">являются </text:span></text:span><text:span text:style-name="Citation"><text:span text:style-name="T21">в первую </text:span></text:span><text:span text:style-name="Citation"><text:span text:style-name="T16">человеко-машинными интерфейсами, </text:span></text:span><text:span text:style-name="Citation"><text:span text:style-name="T18">со всеми особенностями разработки таких интерфейсов, которые являются отдельным доменом IT. </text:span></text:span><text:span text:style-name="Citation"><text:span text:style-name="T21">П</text:span></text:span><text:span text:style-name="Citation"><text:span text:style-name="T18">о хорошему</text:span></text:span><text:span text:style-name="Citation"><text:span text:style-name="T21">,</text:span></text:span><text:span text:style-name="Citation"><text:span text:style-name="T18"> не должны пересекаться с уровнями хранения или миддл-уровнем.</text:span></text:span></text:p>
      <text:p text:style-name="Standard"><text:span text:style-name="Citation"><text:span text:style-name="T18"/></text:span></text:p>
      <text:p text:style-name="P18"><text:span text:style-name="Citation"><text:span text:style-name="T18">Главное и единственное ключевое отличие – наличие в клиенте кроме инфраструкторной </text:span></text:span><text:span text:style-name="Citation"><text:span text:style-name="T21">части</text:span></text:span><text:span text:style-name="Citation"><text:span text:style-name="T18">, еще и бизнес-логики. Нет – тонкий, есть – толстый. <text:line-break/></text:span></text:span></text:p>
      <text:p text:style-name="P18"><text:span text:style-name="Citation"><text:span text:style-name="T18">Привел бы в пример типовой клиент 1С, но там если не знать как искать – не особо отличить, да и нагрузить </text:span></text:span><text:span text:style-name="Citation"><text:span text:style-name="T19">оборудование </text:span></text:span><text:span text:style-name="Citation"><text:span text:style-name="T18">клиента могут одинаково весело. Хотя сейчас обычно автоматика выбирает тонкий.<text:line-break/></text:span></text:span><text:span text:style-name="Citation"><text:span text:style-name="T19">IP-TV – еще какой толстый, благодаря аппаратному декодеру… </text:span></text:span><text:span text:style-name="Citation"><text:span text:style-name="T20">хотя их называют zero-clien</text:span></text:span><text:span text:style-name="Citation"><text:span text:style-name="T22">t</text:span></text:span><text:span text:style-name="Citation"><text:span text:style-name="T20"> по той-же причине.</text:span></text:span></text:p>
      <text:p text:style-name="P18"><text:span text:style-name="Citation"><text:span text:style-name="T22">Я</text:span></text:span><text:span text:style-name="Citation"><text:span text:style-name="T18">ркий и тонкий, повсеместный, </text:span></text:span><text:span text:style-name="Citation"><text:span text:style-name="T20">универсальный</text:span></text:span><text:span text:style-name="Citation"><text:span text:style-name="T18">… - </text:span></text:span><text:span text:style-name="Citation"><text:span text:style-name="T20">типовой браузер, содержит только средства рендеринга и мелкая(иногда очень даже немелкая) интерфейсная логика на js</text:span></text:span><text:span text:style-name="Citation"><text:span text:style-name="T22">:</text:span></text:span><text:span text:style-name="Citation"><text:span text:style-name="T20"> Firefox, Chrome и тп</text:span></text:span><text:span text:style-name="Citation"><text:span text:style-name="T18"><text:line-break/></text:span></text:span></text:p>
      <text:h text:style-name="Heading_20_2" text:outline-level="2"><text:bookmark-start text:name="__RefHeading___Toc224_238876366"/><text:span text:style-name="Citation"><text:span text:style-name="T24">4. </text:span></text:span><text:span text:style-name="Citation"><text:span text:style-name="T23">Какая модель является наиболее популярной на текущий момент в мире и отлично подходит для большинства решений уровня enterprise?</text:span></text:span><text:bookmark-end text:name="__RefHeading___Toc224_238876366"/></text:h>
      <text:p text:style-name="Standard"><text:bookmark-start text:name="__RefHeading___Toc1003_3184061587"/><text:span text:style-name="Citation"><text:span text:style-name="T16">three-tier</text:span></text:span><text:bookmark-end text:name="__RefHeading___Toc1003_3184061587"/></text:p>
      <text:p text:style-name="Standard"><text:span text:style-name="Citation"/></text:p>
      <text:h text:style-name="Heading_20_2" text:outline-level="2"><text:bookmark-start text:name="__RefHeading___Toc226_238876366"/><text:span text:style-name="Citation"><text:span text:style-name="T30">5. </text:span></text:span><text:span text:style-name="Citation"><text:span text:style-name="T23">Следующая часть задания включает практическое выделение слоев отдельно взятой ИС:</text:span></text:span><text:bookmark-end text:name="__RefHeading___Toc226_238876366"/></text:h>
      <text:p text:style-name="P1"><text:span text:style-name="Citation"><text:span text:style-name="T33">Представим ситуацию: имеется в распоряжении организация «Рога и Копыта», сотрудники</text:span></text:span></text:p>
      <text:p text:style-name="P1"><text:span text:style-name="Citation"><text:span text:style-name="T33">которой имеют доступ к некоторой внутренней ИС. В этой системе хранится информация о всех сотрудниках организации, обратиться к которой можно согласно предоставленному уровнюдоступа (ролевое разграничение доступа) по следующим правилам:</text:span></text:span></text:p>
      <text:p text:style-name="P1"><text:span text:style-name="Citation"><text:span text:style-name="T34">1. </text:span></text:span><text:span text:style-name="Citation"><text:span text:style-name="T33">Каждый зарегистрированный сотрудник (имеющий логин/пароль для входа в систему) может получить информацию о любом другом сотруднике: ФИО, название подразделения и город, в котором он/она работает, должность, внутренний номер телефона сотрудника,</text:span></text:span></text:p>
      <text:p text:style-name="P1"><text:span text:style-name="Citation"><text:span text:style-name="T33">а также личный почтовый ящик</text:span></text:span></text:p>
      <text:p text:style-name="P1"><text:span text:style-name="Citation"><text:span text:style-name="T34">2. </text:span></text:span><text:span text:style-name="Citation"><text:span text:style-name="T33">Бухгалтера имеют доступ к заработной плате каждого сотрудника с возможностью ее индексации (увеличения) и депремирования</text:span></text:span></text:p>
      <text:p text:style-name="P1"><text:span text:style-name="Citation"><text:span text:style-name="T34">3. </text:span></text:span><text:span text:style-name="Citation"><text:span text:style-name="T33">HR-специалисты способны редактировать персональную информацию о каждом, кромеоклада, а также удалять сотрудников из реестра</text:span></text:span></text:p>
      <text:p text:style-name="P1"><text:span text:style-name="Citation"><text:span text:style-name="T34">4. </text:span></text:span><text:span text:style-name="Citation"><text:span text:style-name="T33">Директор компании (представлен в системе в единственном экземпляре) имеет все права, описанные выше.</text:span></text:span></text:p>
      <text:p text:style-name="P1"><text:span text:style-name="Citation"><text:span text:style-name="T33">От Вас требуется обозначить основные уровни приложения, которые важны во время ее разработки, с кратким описанием предназначения каждого из них. Попытайтесь ответить на вопрос: «Почему этот слой вообще представлен и есть ли возможность его не использовать?».</text:span></text:span></text:p>
      <text:p text:style-name="P1"><text:span text:style-name="Citation"><text:span text:style-name="T33">Решение данной задачи позволит в последующих заданиях более детально сконцентрироваться на каждом из перечисленных уровней в отдельности.</text:span></text:span></text:p>
      <text:p text:style-name="P1"><text:span text:style-name="Citation"><text:span text:style-name="T32"/></text:span></text:p>
      <text:p text:style-name="P4"><text:span text:style-name="Citation"><text:span text:style-name="T40">Пример решения, имея в виду </text:span></text:span><text:span text:style-name="Citation"><text:span text:style-name="T41">трёхзвенную архитектуру и java|javaee подход. </text:span></text:span><text:span text:style-name="Citation"><text:span text:style-name="T42">Не вижу способа отказаться ни от одного из слоёв, </text:span></text:span><text:span text:style-name="Citation"><text:span text:style-name="T44">кроме как использовать клиент-серверную архитектуру с толстым клиентом sql-сервера</text:span></text:span><text:span text:style-name="Citation"><text:span text:style-name="T42">. </text:span></text:span><text:span text:style-name="Citation"><text:span text:style-name="T44">С другой стороны, в этой модели ни слою клиента, ни слою хранения по отдельности внимания не уделяется, они просто должны быть, уже готовые.</text:span></text:span></text:p>
      <text:p text:style-name="P1"><text:span text:style-name="Citation"><text:span text:style-name="T32"/></text:span></text:p>
      <text:p text:style-name="P3"><text:span text:style-name="Citation"><text:span text:style-name="T40">Client</text:span></text:span></text:p>
      <text:p text:style-name="P3"><text:span text:style-name="Citation"><text:span text:style-name="T40"><text:tab/>тонкий клиент на который возлагается способность <text:s/>отображать html-форматированную информацию, вводить с клавиатуры текстовую информацию, взаимодействовать с активными элементами мышью или тачскрином. </text:span></text:span></text:p>
      <text:p text:style-name="P3"><text:span text:style-name="Citation"><text:span text:style-name="T40"/></text:span></text:p>
      <text:p text:style-name="P3"><text:soft-page-break/><text:span text:style-name="Citation"><text:span text:style-name="T40">Middle (app server)</text:span></text:span><text:span text:style-name="Citation"><text:span text:style-name="T42"><text:line-break/><text:tab/>Этот слой реализует всё </text:span></text:span><text:span text:style-name="Citation"><text:span text:style-name="T44">и делается мной</text:span></text:span><text:span text:style-name="Citation"><text:span text:style-name="T42">: определяет внешний вид клиента, определяет активные элементы клиента, делает приём информации (</text:span></text:span><text:span text:style-name="Citation"><text:span text:style-name="T43">но </text:span></text:span><text:span text:style-name="Citation"><text:span text:style-name="T42">низкий уровень не наша забота), определяет статус(уровень доступа) клиента, валидация данных от клиента, бизнес-логика, форматирование и передача html на клиент, </text:span></text:span><text:span text:style-name="Citation"><text:span text:style-name="T43">отображение ошибок, логирование действий, </text:span></text:span><text:span text:style-name="Citation"><text:span text:style-name="T42">запросы данных от слоя хранения, сохранение данных в слой хранения, способ взаимодействия со слоем хранения.</text:span></text:span></text:p>
      <text:p text:style-name="P3"><text:span text:style-name="Citation"><text:span text:style-name="T40"/></text:span></text:p>
      <text:p text:style-name="P3"><text:span text:style-name="Citation"><text:span text:style-name="T40">Data Storage (DB)</text:span></text:span></text:p>
      <text:p text:style-name="P3"><text:span text:style-name="Citation"><text:span text:style-name="T40"><text:tab/>должен быть запущен и нормально функционировать</text:span></text:span></text:p>
      <text:p text:style-name="P3"><text:span text:style-name="Citation"><text:span text:style-name="T40"/></text:span></text:p>
      <text:h text:style-name="P35" text:outline-level="2"><text:bookmark-start text:name="__RefHeading___Toc228_238876366"/><text:span text:style-name="Citation"><text:span text:style-name="T16">* Для желающих повысить свой уровень: нарисуйте UML диаграмму прецедентов</text:span></text:span><text:bookmark-end text:name="__RefHeading___Toc228_238876366"/></text:h>
      <text:p text:style-name="Standard"><text:span text:style-name="Citation"><text:span text:style-name="T35">позволяющую визуально представить процесс взаимодействия пользователей с описанной выше ИС.</text:span></text:span></text:p>
      <text:p text:style-name="P30"/>
      <text:p text:style-name="P28">Диаграмма приложена <text:span text:style-name="T46">в виде png-картинки</text:span>.<text:line-break/><text:span text:style-name="T45">Хотелось бы видеть в “списке литературы” к первой лекции рекомендованный туториал по диаграммам use case.</text:span></text:p>
      <text:p text:style-name="P28"/>
      <text:h text:style-name="P33" text:outline-level="1"><text:bookmark-start text:name="__RefHeading___Toc587_1529238004"/><text:span text:style-name="T36">Работа с </text:span>кружение<text:span text:style-name="T36">м</text:span> Dev<text:line-break/><text:bookmark-end text:name="__RefHeading___Toc587_1529238004"/></text:h>
      <text:p text:style-name="P6">OS: ubuntu 17.10</text:p>
      <text:p text:style-name="P6"/>
      <text:p text:style-name="P1">jdk: openjdk 1.8.0_171<text:tab/><text:span text:style-name="T12">//</text:span><text:span text:style-name="T14">TODO migrate all JavaEE Dev to Docker</text:span></text:p>
      <text:p text:style-name="P15"><text:tab/><text:span text:style-name="T1">переключение между 8 и 10</text:span></text:p>
      <text:p text:style-name="P16"><text:tab/><text:span text:style-name="T2"><text:tab/></text:span><text:span text:style-name="T4">$ </text:span><text:span text:style-name="T6">s</text:span><text:span text:style-name="T4">udo update-alternatives --config java</text:span></text:p>
      <text:p text:style-name="P11"><text:tab/><text:tab/>$ sudo update-alternatives --config javac</text:p>
      <text:p text:style-name="P5"><text:span text:style-name="T8"><text:tab/><text:tab/><text:tab/>* </text:span><text:span text:style-name="Source_20_Text"><text:span text:style-name="T7">keytool</text:span></text:span><text:span text:style-name="T7">, </text:span><text:span text:style-name="Source_20_Text"><text:span text:style-name="T7">javadoc</text:span></text:span><text:span text:style-name="T7"> and </text:span><text:span text:style-name="Source_20_Text"><text:span text:style-name="T7">jarsigner</text:span></text:span><text:span text:style-name="T7">.</text:span></text:p>
      <text:p text:style-name="P12"><text:tab/><text:tab/>$ sudo vim /etc/environment</text:p>
      <text:p text:style-name="P12"><text:tab/><text:tab/>$ source /etc/environment </text:p>
      <text:p text:style-name="P12"><text:tab/><text:tab/>$ echo $JAVA_HOME</text:p>
      <text:p text:style-name="P12"><text:tab/><text:tab/><text:tab/>/usr/lib/jvm/java-8-openjdk-amd64/bin/</text:p>
      <text:p text:style-name="P8"/>
      <text:p text:style-name="P1">idea <text:span text:style-name="T1">ultimate:</text:span> <text:span text:style-name="T11">18.2.3</text:span></text:p>
      <text:p text:style-name="P8"><text:tab/><text:span text:style-name="T45">~</text:span>/bin/idea-IU-182.4323.46/bin/<text:span text:style-name="T11">idea.sh</text:span></text:p>
      <text:p text:style-name="P1"/>
      <text:p text:style-name="P1">glassfish 5 full: Open Source Edition 5.0</text:p>
      <text:p text:style-name="P1"><text:tab/><text:a xlink:type="simple" xlink:href="../../../../../../bin/glassfish5/glassfish/docs/quickstart.html" text:style-name="Internet_20_link" text:visited-style-name="Visited_20_Internet_20_Link">GlassFish Server 5.0 Quick Start Guide</text:a> <text:span text:style-name="T9">(local)</text:span></text:p>
      <text:p text:style-name="P2"><text:tab/><text:a xlink:type="simple" xlink:href="https://javaee.github.io/glassfish/documentation" text:style-name="Internet_20_link" text:visited-style-name="Visited_20_Internet_20_Link">GlassFish Documentation</text:a><text:line-break/><text:span text:style-name="T7"><text:tab/>$ cd ~/bin/glassfish5/glassfish/bin</text:span></text:p>
      <text:p text:style-name="P9"><text:tab/>$ sudo ./asadmin start-domain</text:p>
      <text:p text:style-name="P9"><text:tab/>$ sudo ./asadmin stop-domain</text:p>
      <text:p text:style-name="P1"/>
      <text:p text:style-name="P1">tomcat: <text:s/>8.5.21-1ubuntu1.1 <text:tab/><text:tab/><text:span text:style-name="T12">//</text:span><text:span text:style-name="T13">TODO crossed port 8080 with glassfish</text:span></text:p>
      <text:p text:style-name="P1"><text:tab/><text:a xlink:type="simple" xlink:href="../../../../../../../../usr/share/tomcat8-docs/docs/index.html" text:style-name="Internet_20_link" text:visited-style-name="Visited_20_Internet_20_Link">Apache Tomcat 8 Documentation Index</text:a> <text:span text:style-name="T10">(local)</text:span></text:p>
      <text:p text:style-name="P9"><text:tab/>$ sudo service tomcat8 start</text:p>
      <text:p text:style-name="P10"><text:tab/>$ sudo service tomcat8 st<text:span text:style-name="T10">op</text:span></text:p>
      <text:p text:style-name="P2"><text:tab/></text:p>
      <text:p text:style-name="P1">соединение idea и glassfish:</text:p>
      <text:p text:style-name="P1"><text:soft-page-break/>соединение idea и tomcat:</text:p>
      <text:p text:style-name="P1"><text:tab/><text:span text:style-name="T11">позже</text:span><text:tab/></text:p>
      <text:p text:style-name="P1"/>
      <text:p text:style-name="P6">visual paradigm: <text:span text:style-name="T5">CE 14.2</text:span></text:p>
      <text:p text:style-name="P7"><text:tab/><text:span text:style-name="T45">~</text:span><text:span text:style-name="T3">/bin/Visual_Paradigm_CE_14.2/bin/Visual_Paradigm</text:span></text:p>
      <text:p text:style-name="P1"/>
      <text:p text:style-name="P14">git: </text:p>
      <text:p text:style-name="P14"><text:span text:style-name="T5"><text:tab/></text:span><text:a xlink:type="simple" xlink:href="https://github.com/SuvorovJA/otus_JavaEE_2018_09" text:style-name="Internet_20_link" text:visited-style-name="Visited_20_Internet_20_Link"><text:span text:style-name="T5">https://github.com/SuvorovJA/otus_JavaEE_2018_09</text:span></text:a></text:p>
      <text:p text:style-name="P14"><text:span text:style-name="T5"><text:line-break/><text:tab/></text:span><text:span text:style-name="T7">git init </text:span></text:p>
      <text:p text:style-name="P13"><text:tab/>git add .gitignore L01/</text:p>
      <text:p text:style-name="P13"><text:tab/>git commit -m "draft 1"</text:p>
      <text:p text:style-name="P13"><text:tab/>git remote add origin https://github.com/SuvorovJA/otus_JavaEE_2018_09.git</text:p>
      <text:p text:style-name="P13"><text:tab/>git push origin master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MU Typewriter Text" svg:font-family="'CMU Typewriter Text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5.4.6.2$Linux_X86_64 LibreOffice_project/40m0$Build-2</meta:generator>
    <meta:editing-cycles>0</meta:editing-cycles>
    <meta:editing-duration>P0D</meta:editing-duration>
    <meta:document-statistic meta:table-count="0" meta:image-count="0" meta:object-count="0" meta:page-count="5" meta:paragraph-count="106" meta:word-count="1293" meta:character-count="9738" meta:non-whitespace-character-count="8510"/>
  </office:meta>
</office:document-meta>
</file>